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0.897cm"/>
    </style:style>
    <style:style style:name="gr2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0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274cm" fo:min-width="0cm"/>
      <style:paragraph-properties style:writing-mode="lr-tb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2.2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T1" style:family="text">
      <style:text-properties fo:color="#ff9900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00ffff" loext:opacity="100%" fo:font-size="10pt" style:font-size-asian="10pt" style:font-size-complex="10pt"/>
    </style:style>
    <style:style style:name="T4" style:family="text">
      <style:text-properties fo:color="#ff9900" loext:opacity="100%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ffffff" loext:opacity="100%" fo:font-size="13pt" style:font-size-asian="13pt" style:font-size-complex="13pt"/>
    </style:style>
    <style:style style:name="T6" style:family="text">
      <style:text-properties fo:color="#ff99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27cm" svg:x="1.381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1.254cm">
          <draw:text-box>
            <text:p text:style-name="P2"><text:span text:style-name="T1">64</text:span></text:p>
            <text:p text:style-name="P2"><text:span text:style-name="T2">HEX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3.54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3.743cm">
          <draw:text-box>
            <text:p text:style-name="P2"><text:span text:style-name="T4">8</text:span></text:p>
            <text:p text:style-name="P2"><text:span text:style-name="T5">CLx</text:span></text:p>
          </draw:text-box>
        </draw:frame>
        <draw:custom-shape draw:style-name="gr1" draw:text-style-name="P1" draw:layer="layout" svg:width="1.397cm" svg:height="1.27cm" svg:x="3.54cm" svg:y="3.8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1.524cm" svg:x="8.113cm" svg:y="16.973cm">
          <draw:text-box>
            <text:p text:style-name="P2"><text:span text:style-name="T6"><text:s text:c="2"/></text:span><text:span text:style-name="T1"><text:s/></text:span></text:p>
            <text:p text:style-name="P2"><text:span text:style-name="T2"><text:s text:c="3"/></text:span><text:span text:style-name="T2">ENTER ^</text:span></text:p>
            <text:p text:style-name="P2"><text:span text:style-name="T3"/></text:p>
          </draw:text-box>
        </draw:frame>
        <draw:custom-shape draw:style-name="gr4" draw:text-style-name="P1" draw:layer="layout" svg:width="2.794cm" svg:height="1.27cm" svg:x="1.762cm" svg:y="6.58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5:11:14.996287090</meta:creation-date>
    <dc:date>2024-04-07T16:11:38.679318255</dc:date>
    <meta:editing-duration>PT1H26M38S</meta:editing-duration>
    <meta:editing-cycles>11</meta:editing-cycles>
    <meta:generator>LibreOffice/7.3.7.2$Linux_X86_64 LibreOffice_project/30$Build-2</meta:generator>
    <meta:print-date>2024-04-07T16:07:21.001792768</meta:print-date>
    <meta:document-statistic meta:object-count="7"/>
  </office:meta>
</office:document-meta>
</file>